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3e189" officeooo:paragraph-rsid="0003e189"/>
    </style:style>
    <style:style style:name="P2" style:family="paragraph" style:parent-style-name="Standard">
      <style:paragraph-properties fo:text-align="start" style:justify-single-word="false"/>
      <style:text-properties fo:font-weight="bold" officeooo:rsid="0003e189" officeooo:paragraph-rsid="0003e189" style:font-weight-asian="bold" style:font-weight-complex="bold"/>
    </style:style>
    <style:style style:name="P3" style:family="paragraph" style:parent-style-name="Standard">
      <style:paragraph-properties fo:text-align="start" style:justify-single-word="false"/>
      <style:text-properties fo:font-weight="bold" officeooo:rsid="000f94de" officeooo:paragraph-rsid="000f94de" style:font-weight-asian="bold" style:font-weight-complex="bold"/>
    </style:style>
    <style:style style:name="P4" style:family="paragraph" style:parent-style-name="Standard">
      <style:paragraph-properties fo:text-align="start" style:justify-single-word="false"/>
      <style:text-properties fo:font-weight="normal" officeooo:rsid="0003e189" officeooo:paragraph-rsid="0003e189" style:font-weight-asian="normal" style:font-weight-complex="normal"/>
    </style:style>
    <style:style style:name="P5" style:family="paragraph" style:parent-style-name="Standard">
      <style:paragraph-properties fo:text-align="start" style:justify-single-word="false"/>
      <style:text-properties fo:font-weight="normal" officeooo:rsid="0003e189" officeooo:paragraph-rsid="00046364" style:font-weight-asian="normal" style:font-weight-complex="normal"/>
    </style:style>
    <style:style style:name="P6" style:family="paragraph" style:parent-style-name="Standard">
      <style:paragraph-properties fo:text-align="start" style:justify-single-word="false"/>
      <style:text-properties fo:font-weight="normal" officeooo:rsid="0003e189" officeooo:paragraph-rsid="000ada6d" style:font-weight-asian="normal" style:font-weight-complex="normal"/>
    </style:style>
    <style:style style:name="P7" style:family="paragraph" style:parent-style-name="Standard">
      <style:paragraph-properties fo:text-align="start" style:justify-single-word="false"/>
      <style:text-properties officeooo:paragraph-rsid="00046364"/>
    </style:style>
    <style:style style:name="P8" style:family="paragraph" style:parent-style-name="Standard">
      <style:paragraph-properties fo:text-align="start" style:justify-single-word="false"/>
      <style:text-properties officeooo:paragraph-rsid="000ada6d"/>
    </style:style>
    <style:style style:name="P9" style:family="paragraph" style:parent-style-name="Standard" style:master-page-name="First_20_Page">
      <style:paragraph-properties fo:text-align="center" style:justify-single-word="false" style:page-number="auto"/>
      <style:text-properties officeooo:rsid="0003e189" officeooo:paragraph-rsid="0006794c"/>
    </style:style>
    <style:style style:name="T1" style:family="text">
      <style:text-properties fo:font-weight="normal" style:font-weight-asian="normal" style:font-weight-complex="normal"/>
    </style:style>
    <style:style style:name="T2" style:family="text">
      <style:text-properties fo:font-weight="normal" officeooo:rsid="0003e189" style:font-weight-asian="normal" style:font-weight-complex="normal"/>
    </style:style>
    <style:style style:name="T3" style:family="text">
      <style:text-properties fo:font-weight="normal" officeooo:rsid="000718b7" style:font-weight-asian="normal" style:font-weight-complex="normal"/>
    </style:style>
    <style:style style:name="T4" style:family="text">
      <style:text-properties fo:font-weight="normal" officeooo:rsid="000ada6d" style:font-weight-asian="normal" style:font-weight-complex="normal"/>
    </style:style>
    <style:style style:name="T5" style:family="text">
      <style:text-properties fo:font-weight="normal" officeooo:rsid="00100fbf"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3e189" style:font-weight-asian="bold" style:font-weight-complex="bold"/>
    </style:style>
    <style:style style:name="T8" style:family="text">
      <style:text-properties style:text-position="super 58%" fo:font-weight="normal" style:font-weight-asian="normal" style:font-weight-complex="normal"/>
    </style:style>
    <style:style style:name="T9" style:family="text">
      <style:text-properties officeooo:rsid="0006794c"/>
    </style:style>
    <style:style style:name="T10" style:family="text">
      <style:text-properties officeooo:rsid="0014b13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0">ES/</text:span>STT <text:span text:style-name="T9">7140:</text:span> <text:span text:style-name="T9">Statistical Modeling for Environmental Data</text:span></text:p>
      <text:p text:style-name="P1">Spring, 2018</text:p>
      <text:p text:style-name="P1">Mondays and Wednesdays <text:span text:style-name="T9">from</text:span> <text:span text:style-name="T9">6:10-7:30</text:span></text:p>
      <text:p text:style-name="P1">O<text:span text:style-name="T10">el</text:span>man Hall, Room <text:span text:style-name="T10">341</text:span></text:p>
      <text:p text:style-name="P1"/>
      <text:p text:style-name="P2">Instructor:<text:span text:style-name="T1"> Brandon Greenwell</text:span></text:p>
      <text:p text:style-name="P4"/>
      <text:p text:style-name="P2">Office:<text:span text:style-name="T1"> TBD.</text:span></text:p>
      <text:p text:style-name="P4"/>
      <text:p text:style-name="P2">Phone:<text:span text:style-name="T1"> (614) 288-9450</text:span></text:p>
      <text:p text:style-name="P4"/>
      <text:p text:style-name="P2">Email:<text:span text:style-name="T1"> </text:span><text:a xlink:type="simple" xlink:href="mailto:greenwell.brandon@gmail.com" text:style-name="Internet_20_link" text:visited-style-name="Visited_20_Internet_20_Link"><text:span text:style-name="T1">greenwell.brandon@gmail.com</text:span></text:a><text:span text:style-name="T1"> (don’t use my WSU Email, I rarely check it!)</text:span></text:p>
      <text:p text:style-name="P4"/>
      <text:p text:style-name="P3">Course web page: <text:a xlink:type="simple" xlink:href="https://github.com/bgreenwell/stt7140-env" text:style-name="Internet_20_link" text:visited-style-name="Visited_20_Internet_20_Link"><text:span text:style-name="T1">https://github.com/bgreenwell/stt7140-env</text:span></text:a><text:span text:style-name="T1"> </text:span></text:p>
      <text:p text:style-name="P4"/>
      <text:p text:style-name="P2">Textbook:<text:span text:style-name="T1"> There is no required text for this course. Notes and exercises will be provided by the instructor. Most of the material will be compiled from the online notes available </text:span><text:a xlink:type="simple" xlink:href="http://www.wright.edu/~thaddeus.tarpey/es714.html" text:style-name="Internet_20_link" text:visited-style-name="Visited_20_Internet_20_Link"><text:span text:style-name="T1">http://www.wright.edu/~thaddeus.tarpey/es714.html</text:span></text:a><text:span text:style-name="T1">. The textbook “Environmental and Ecological Statistics in R” (3</text:span><text:span text:style-name="T8">rd</text:span><text:span text:style-name="T1"> Edition) is </text:span><text:span text:style-name="T3">r</text:span><text:span text:style-name="T1">ecommended, but not required.</text:span></text:p>
      <text:p text:style-name="P4"/>
      <text:p text:style-name="P2">Office hours:<text:span text:style-name="T1"> By appointment. Typically available before and after class.</text:span></text:p>
      <text:p text:style-name="P4"/>
      <text:p text:style-name="P4"><text:span text:style-name="T6">Description:</text:span> This course will provide students with the statistical techniques needed for collecting, analyzing, modeling and making inference from biological data. A list of topics is shown below. The course begins with an overview of the fundamentals of sampling designs, followed by a quick review of simple linear regression. Advanced topics in regression will be covered including multiple regression, mixed effects, analysis of covariance, and nonlinear regression. This leads naturally to generalized linear models including logistic and Poisson regression and the introduction of likelihood ratio tests. Towards the end of the course, time series analysis will be introduced and, if time permits, spatial statistics will be introduced as well.</text:p>
      <text:p text:style-name="P4"/>
      <text:p text:style-name="P2">Prerequisites:<text:span text:style-name="T1"> </text:span><text:span text:style-name="T5">BMS 9910, </text:span><text:span text:style-name="T1">STT 6300/</text:span><text:span text:style-name="T5">4300</text:span><text:span text:style-name="T1">, or equivalent (i.e., comparing two or more populations, basic regression, etc.).</text:span></text:p>
      <text:p text:style-name="P4"/>
      <text:p text:style-name="P8"><text:span text:style-name="T7">Statistical software</text:span><text:span text:style-name="T2">: </text:span><text:span text:style-name="T1">Software will be needed to analyze data for notes and homework assignments. Students are welcome to use any software they prefer. However, I will illustrate topics using </text:span><text:span text:style-name="T4">the R software environment for statistical computing and graphics</text:span><text:span text:style-name="T1">. </text:span><text:span text:style-name="T4">R</text:span><text:span text:style-name="T1"> is very powerful and can perform state-of-the-art statistical analys</text:span><text:span text:style-name="T4">e</text:span><text:span text:style-name="T1">s </text:span><text:span text:style-name="T4">and produce</text:span><text:span text:style-name="T1"> professional graphics </text:span><text:span text:style-name="T4">easily</text:span><text:span text:style-name="T1">. </text:span><text:span text:style-name="T4">R</text:span><text:span text:style-name="T1"> is free and available at the following link: </text:span><text:a xlink:type="simple" xlink:href="http://cran.r-project.org/" text:style-name="Internet_20_link" text:visited-style-name="Visited_20_Internet_20_Link"><text:span text:style-name="T1">http://cran.r-project.org/</text:span></text:a><text:span text:style-name="T2">. </text:span></text:p>
      <text:p text:style-name="P4"/>
      <text:p text:style-name="P7"><text:span text:style-name="T7">Homework:</text:span><text:span text:style-name="T2"> A homework assignment will be distributed each week based on material from the lecture. Problems on the homework will consist primarily of data analysis projects and some statistical theory. For data analysis problems, a short report should be prepared consisting of an introduction, data analysis results, and a discussion of the results. The homework will be due one week after it is assigned at the beginning of class. </text:span></text:p>
      <text:p text:style-name="P5"/>
      <text:p text:style-name="P8"><text:span text:style-name="T7">Final Exam:</text:span><text:span text:style-name="T2"> </text:span><text:span text:style-name="T4">A take home final will be given during the final week of classes</text:span><text:span text:style-name="T2">. </text:span></text:p>
      <text:p text:style-name="P6"/>
      <text:p text:style-name="P8"><text:span text:style-name="T7">Grades:</text:span><text:span text:style-name="T2"> Final grades will be determined based on homework assignments and the final exam. An overall homework average will be computed based on the percentage of points obtained from all possible points. The amount of points on individual assignments will vary depending on the length of the assignment. The final exam will count for 35% of the course grade and homework assignments will account for the other 65% of the final grade. Grades will be assigned on the usual scale (e.g., 90-100 for an A, 80-89 for a B, 70-79 for a C,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1:44:08.536300170</meta:creation-date>
    <dc:date>2018-01-08T09:58:17.631350905</dc:date>
    <meta:editing-duration>PT6H6M34S</meta:editing-duration>
    <meta:editing-cycles>11</meta:editing-cycles>
    <meta:generator>LibreOffice/5.3.1.2$Linux_X86_64 LibreOffice_project/30m0$Build-2</meta:generator>
    <meta:document-statistic meta:table-count="0" meta:image-count="0" meta:object-count="0" meta:page-count="1" meta:paragraph-count="17" meta:word-count="463" meta:character-count="3103" meta:non-whitespace-character-count="2653"/>
  </office:meta>
</office:document-meta>
</file>